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2DBA80000635200004A84ED466F2A789F4533.svg" manifest:media-type="image/svg+xml"/>
  <manifest:file-entry manifest:full-path="Pictures/10000001000003300000026410C7525A483C98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25.425cm" svg:height="19.075cm" svg:x="0cm" svg:y="0cm">
          <draw:image xlink:href="Pictures/1012DBA80000635200004A84ED466F2A789F4533.svg" xlink:type="simple" xlink:show="embed" xlink:actuate="onLoad" draw:mime-type="image/svg+xml">
            <text:p/>
          </draw:image>
          <draw:image xlink:href="Pictures/10000001000003300000026410C7525A483C98F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04cm" fo:margin-bottom="0.904cm" fo:margin-left="0.904cm" fo:margin-right="0.904cm" fo:page-width="25.426cm" fo:page-height="19.0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2.6.2$Windows_X86_64 LibreOffice_project/b0ec3a565991f7569a5a7f5d24fed7f52653d754</meta:generator>
  </office:meta>
</office:document-meta>
</file>